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shboard" table:style-name="ta1">
        <table:shapes>
          <draw:frame draw:z-index="0" draw:style-name="gr1" draw:text-style-name="P1" svg:width="5.3228in" svg:height="3.2in" svg:x="0.8886in" svg:y="0.3453in">
            <draw:object draw:notify-on-update-of-ranges="Dashboard_table.F2:Dashboard_table.F2 Dashboard_table.G2:Dashboard_table.G2 Dashboard_table.F3:Dashboard_table.F3 Dashboard_table.G3:Dashboard_table.G3 Dashboard_table.F4:Dashboard_table.F4 Dashboard_table.G4:Dashboard_table.G4 Dashboard_table.F5:Dashboard_table.F5 Dashboard_table.G5:Dashboard_table.G5 Dashboard_table.F6:Dashboard_table.F6 Dashboard_table.G6:Dashboard_table.G6 Dashboard_table.F7:Dashboard_table.F7 Dashboard_table.G7:Dashboard_table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2685in" svg:height="3.0327in" svg:x="7.1004in" svg:y="0.3476in">
            <draw:object draw:notify-on-update-of-ranges="Dashboard_table.I2:Dashboard_table.I2 Dashboard_table.J2:Dashboard_table.J2 Dashboard_table.I3:Dashboard_table.I3 Dashboard_table.J3:Dashboard_table.J3 Dashboard_table.I4:Dashboard_table.I4 Dashboard_table.J4:Dashboard_table.J4 Dashboard_table.I5:Dashboard_table.I5 Dashboard_table.J5:Dashboard_table.J5 Dashboard_table.I6:Dashboard_table.I6 Dashboard_table.J6:Dashboard_table.J6 Dashboard_table.I7:Dashboard_table.I7 Dashboard_table.J7:Dashboard_table.J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2937in" svg:height="2.9799in" svg:x="0.878in" svg:y="3.7441in">
            <draw:object draw:notify-on-update-of-ranges="Dashboard_table.F12:Dashboard_table.F13 Dashboard_table.G12:Dashboard_table.G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ashboard_table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Equipe</text:p>
          </table:table-cell>
          <table:table-cell office:value-type="string" calcext:value-type="string">
            <text:p>Point</text:p>
          </table:table-cell>
          <table:table-cell/>
          <table:table-cell office:value-type="string" calcext:value-type="string">
            <text:p>Equipe</text:p>
          </table:table-cell>
          <table:table-cell office:value-type="string" calcext:value-type="string">
            <text:p>Poi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wks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Lakers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eltics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Heat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elicans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Bucks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ulls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Timberwolve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vericks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Nets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Vistantes</text:p>
          </table:table-cell>
          <table:table-cell office:value-type="float" office:value="1230" calcext:value-type="float">
            <text:p>123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ome</text:p>
          </table:table-cell>
          <table:table-cell office:value-type="float" office:value="982" calcext:value-type="float">
            <text:p>98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09:48:27.457039345</meta:creation-date>
    <dc:date>2023-02-22T11:12:16.878826518</dc:date>
    <meta:editing-duration>PT39M40S</meta:editing-duration>
    <meta:editing-cycles>1</meta:editing-cycles>
    <meta:document-statistic meta:table-count="2" meta:cell-count="28"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521cm" svg:height="8.129cm" xlink:href=".." xlink:type="simple" chart:class="chart:bar" chart:style-name="ch1">
        <chart:title svg:x="2.946cm" svg:y="0.298cm" chart:style-name="ch2">
          <text:p>Equipes Con mas puntos como Home</text:p>
        </chart:title>
        <chart:legend chart:legend-position="end" svg:x="11.178cm" svg:y="2.769cm" style:legend-expansion="high" chart:style-name="ch3"/>
        <chart:plot-area chart:style-name="ch4" table:cell-range-address="Dashboard_table.F2:Dashboard_table.G7" chart:data-source-has-labels="both" svg:x="1.281cm" svg:y="1.239cm" svg:width="9.627cm" svg:height="5.747cm">
          <chart:coordinate-region svg:x="2.088cm" svg:y="1.438cm" svg:width="8.82cm" svg:height="5.349cm"/>
          <chart:axis chart:dimension="x" chart:name="primary-x" chart:style-name="ch5" chartooo:axis-type="auto">
            <chartooo:date-scale/>
            <chart:title svg:x="5.441cm" svg:y="7.148cm" chart:style-name="ch6">
              <text:p>Equipes</text:p>
            </chart:title>
            <chart:categories table:cell-range-address="Dashboard_table.G2:Dashboard_table.G2"/>
          </chart:axis>
          <chart:axis chart:dimension="y" chart:name="primary-y" chart:style-name="ch7">
            <chart:title svg:x="0.451cm" svg:y="4.672cm" chart:style-name="ch8">
              <text:p>Puntos</text:p>
            </chart:title>
            <chart:grid chart:style-name="ch9" chart:class="major"/>
          </chart:axis>
          <chart:series chart:style-name="ch10" chart:values-cell-range-address="Dashboard_table.G3:Dashboard_table.G3" chart:label-cell-address="Dashboard_table.F3:Dashboard_table.F3" chart:class="chart:bar">
            <chart:data-point/>
          </chart:series>
          <chart:series chart:style-name="ch11" chart:values-cell-range-address="Dashboard_table.G4:Dashboard_table.G4" chart:label-cell-address="Dashboard_table.F4:Dashboard_table.F4" chart:class="chart:bar">
            <chart:data-point/>
          </chart:series>
          <chart:series chart:style-name="ch12" chart:values-cell-range-address="Dashboard_table.G5:Dashboard_table.G5" chart:label-cell-address="Dashboard_table.F5:Dashboard_table.F5" chart:class="chart:bar">
            <chart:data-point/>
          </chart:series>
          <chart:series chart:style-name="ch13" chart:values-cell-range-address="Dashboard_table.G6:Dashboard_table.G6" chart:label-cell-address="Dashboard_table.F6:Dashboard_table.F6" chart:class="chart:bar">
            <chart:data-point/>
          </chart:series>
          <chart:series chart:style-name="ch14" chart:values-cell-range-address="Dashboard_table.G7:Dashboard_table.G7" chart:label-cell-address="Dashboard_table.F7:Dashboard_table.F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</text:p>
                <draw:g>
                  <svg:desc>Dashboard_table.G2:Dashboard_tabl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wks</text:p>
                <draw:g>
                  <svg:desc>Dashboard_table.F3:Dashboard_table.F3</svg:desc>
                </draw:g>
              </table:table-cell>
              <table:table-cell office:value-type="float" office:value="105">
                <text:p>105</text:p>
                <draw:g>
                  <svg:desc>Dashboard_table.G3:Dashboard_table.G3</svg:desc>
                </draw:g>
              </table:table-cell>
            </table:table-row>
            <table:table-row>
              <table:table-cell office:value-type="string">
                <text:p>Celtics</text:p>
                <draw:g>
                  <svg:desc>Dashboard_table.F4:Dashboard_table.F4</svg:desc>
                </draw:g>
              </table:table-cell>
              <table:table-cell office:value-type="float" office:value="98">
                <text:p>98</text:p>
                <draw:g>
                  <svg:desc>Dashboard_table.G4:Dashboard_table.G4</svg:desc>
                </draw:g>
              </table:table-cell>
            </table:table-row>
            <table:table-row>
              <table:table-cell office:value-type="string">
                <text:p>Pelicans</text:p>
                <draw:g>
                  <svg:desc>Dashboard_table.F5:Dashboard_table.F5</svg:desc>
                </draw:g>
              </table:table-cell>
              <table:table-cell office:value-type="float" office:value="101">
                <text:p>101</text:p>
                <draw:g>
                  <svg:desc>Dashboard_table.G5:Dashboard_table.G5</svg:desc>
                </draw:g>
              </table:table-cell>
            </table:table-row>
            <table:table-row>
              <table:table-cell office:value-type="string">
                <text:p>Bulls</text:p>
                <draw:g>
                  <svg:desc>Dashboard_table.F6:Dashboard_table.F6</svg:desc>
                </draw:g>
              </table:table-cell>
              <table:table-cell office:value-type="float" office:value="96">
                <text:p>96</text:p>
                <draw:g>
                  <svg:desc>Dashboard_table.G6:Dashboard_table.G6</svg:desc>
                </draw:g>
              </table:table-cell>
            </table:table-row>
            <table:table-row>
              <table:table-cell office:value-type="string">
                <text:p>Mavericks</text:p>
                <draw:g>
                  <svg:desc>Dashboard_table.F7:Dashboard_table.F7</svg:desc>
                </draw:g>
              </table:table-cell>
              <table:table-cell office:value-type="float" office:value="98">
                <text:p>98</text:p>
                <draw:g>
                  <svg:desc>Dashboard_table.G7:Dashboard_table.G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383cm" svg:height="7.704cm" xlink:href=".." xlink:type="simple" chart:class="chart:bar" chart:style-name="ch1">
        <chart:title svg:x="2.618cm" svg:y="0.191cm" chart:style-name="ch2">
          <text:p>Equipes com mas puntos como visitantes</text:p>
        </chart:title>
        <chart:legend chart:legend-position="end" svg:x="10.511cm" svg:y="2.557cm" style:legend-expansion="high" chart:style-name="ch3"/>
        <chart:plot-area chart:style-name="ch4" table:cell-range-address="Dashboard_table.I2:Dashboard_table.J7" chart:data-source-has-labels="both" svg:x="1.278cm" svg:y="1.223cm" svg:width="8.966cm" svg:height="5.346cm">
          <chart:coordinate-region svg:x="2.085cm" svg:y="1.423cm" svg:width="8.159cm" svg:height="4.948cm"/>
          <chart:axis chart:dimension="x" chart:name="primary-x" chart:style-name="ch5" chartooo:axis-type="auto">
            <chartooo:date-scale/>
            <chart:title svg:x="5.108cm" svg:y="6.723cm" chart:style-name="ch6">
              <text:p>Equipes</text:p>
            </chart:title>
            <chart:categories table:cell-range-address="Dashboard_table.J2:Dashboard_table.J2"/>
          </chart:axis>
          <chart:axis chart:dimension="y" chart:name="primary-y" chart:style-name="ch7">
            <chart:title svg:x="0.451cm" svg:y="4.456cm" chart:style-name="ch8">
              <text:p>Puntos</text:p>
            </chart:title>
            <chart:grid chart:style-name="ch9" chart:class="major"/>
          </chart:axis>
          <chart:series chart:style-name="ch10" chart:values-cell-range-address="Dashboard_table.J3:Dashboard_table.J3" chart:label-cell-address="Dashboard_table.I3:Dashboard_table.I3" chart:class="chart:bar">
            <chart:data-point/>
          </chart:series>
          <chart:series chart:style-name="ch11" chart:values-cell-range-address="Dashboard_table.J4:Dashboard_table.J4" chart:label-cell-address="Dashboard_table.I4:Dashboard_table.I4" chart:class="chart:bar">
            <chart:data-point/>
          </chart:series>
          <chart:series chart:style-name="ch12" chart:values-cell-range-address="Dashboard_table.J5:Dashboard_table.J5" chart:label-cell-address="Dashboard_table.I5:Dashboard_table.I5" chart:class="chart:bar">
            <chart:data-point/>
          </chart:series>
          <chart:series chart:style-name="ch13" chart:values-cell-range-address="Dashboard_table.J6:Dashboard_table.J6" chart:label-cell-address="Dashboard_table.I6:Dashboard_table.I6" chart:class="chart:bar">
            <chart:data-point/>
          </chart:series>
          <chart:series chart:style-name="ch14" chart:values-cell-range-address="Dashboard_table.J7:Dashboard_table.J7" chart:label-cell-address="Dashboard_table.I7:Dashboard_table.I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</text:p>
                <draw:g>
                  <svg:desc>Dashboard_table.J2:Dashboard_table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kers</text:p>
                <draw:g>
                  <svg:desc>Dashboard_table.I3:Dashboard_table.I3</svg:desc>
                </draw:g>
              </table:table-cell>
              <table:table-cell office:value-type="float" office:value="102">
                <text:p>102</text:p>
                <draw:g>
                  <svg:desc>Dashboard_table.J3:Dashboard_table.J3</svg:desc>
                </draw:g>
              </table:table-cell>
            </table:table-row>
            <table:table-row>
              <table:table-cell office:value-type="string">
                <text:p>Heat</text:p>
                <draw:g>
                  <svg:desc>Dashboard_table.I4:Dashboard_table.I4</svg:desc>
                </draw:g>
              </table:table-cell>
              <table:table-cell office:value-type="float" office:value="92">
                <text:p>92</text:p>
                <draw:g>
                  <svg:desc>Dashboard_table.J4:Dashboard_table.J4</svg:desc>
                </draw:g>
              </table:table-cell>
            </table:table-row>
            <table:table-row>
              <table:table-cell office:value-type="string">
                <text:p>Bucks</text:p>
                <draw:g>
                  <svg:desc>Dashboard_table.I5:Dashboard_table.I5</svg:desc>
                </draw:g>
              </table:table-cell>
              <table:table-cell office:value-type="float" office:value="98">
                <text:p>98</text:p>
                <draw:g>
                  <svg:desc>Dashboard_table.J5:Dashboard_table.J5</svg:desc>
                </draw:g>
              </table:table-cell>
            </table:table-row>
            <table:table-row>
              <table:table-cell office:value-type="string">
                <text:p>Timberwolves</text:p>
                <draw:g>
                  <svg:desc>Dashboard_table.I6:Dashboard_table.I6</svg:desc>
                </draw:g>
              </table:table-cell>
              <table:table-cell office:value-type="float" office:value="96">
                <text:p>96</text:p>
                <draw:g>
                  <svg:desc>Dashboard_table.J6:Dashboard_table.J6</svg:desc>
                </draw:g>
              </table:table-cell>
            </table:table-row>
            <table:table-row>
              <table:table-cell office:value-type="string">
                <text:p>Nets</text:p>
                <draw:g>
                  <svg:desc>Dashboard_table.I7:Dashboard_table.I7</svg:desc>
                </draw:g>
              </table:table-cell>
              <table:table-cell office:value-type="float" office:value="98">
                <text:p>98</text:p>
                <draw:g>
                  <svg:desc>Dashboard_table.J7:Dashboard_table.J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47cm" svg:height="7.57cm" xlink:href=".." xlink:type="simple" chart:class="chart:circle" chart:style-name="ch1">
        <chart:title svg:x="2.539cm" svg:y="0.287cm" chart:style-name="ch2">
          <text:p>Jogos ganhados como Visitante vs Home</text:p>
        </chart:title>
        <chart:legend chart:legend-position="end" svg:x="11.237cm" svg:y="3.237cm" style:legend-expansion="high" chart:style-name="ch3"/>
        <chart:plot-area chart:style-name="ch4" table:cell-range-address="Dashboard_table.F12:Dashboard_table.G13" chart:data-source-has-labels="column" svg:x="2.924cm" svg:y="1.225cm" svg:width="6.339cm" svg:height="6.34cm">
          <chart:coordinate-region svg:x="2.924cm" svg:y="1.223cm" svg:width="6.339cm" svg:height="6.345cm"/>
          <chart:axis chart:dimension="x" chart:name="primary-x" chart:style-name="ch5" chartooo:axis-type="auto">
            <chartooo:date-scale/>
            <chart:categories table:cell-range-address="Dashboard_table.F12:Dashboard_table.F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shboard_table.G12:Dashboard_table.G1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Vistantes</text:p>
                <draw:g>
                  <svg:desc>Dashboard_table.F12:Dashboard_table.F13</svg:desc>
                </draw:g>
              </table:table-cell>
              <table:table-cell office:value-type="float" office:value="1230">
                <text:p>1230</text:p>
                <draw:g>
                  <svg:desc>Dashboard_table.G12:Dashboard_table.G13</svg:desc>
                </draw:g>
              </table:table-cell>
            </table:table-row>
            <table:table-row>
              <table:table-cell office:value-type="string">
                <text:p>Home</text:p>
              </table:table-cell>
              <table:table-cell office:value-type="float" office:value="982">
                <text:p>9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